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7.30578in, 0in, 0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transform="translate(-45.51503in -68.0491in) rotate(-1.5708) translate(5.59942in 3.40392in)" draw:name="Picture 4" svg:width="91.03006in" svg:height="136.09819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WORETH GUILLAUME</meta:initial-creator>
    <dc:creator>WORETH GUILLAUME</dc:creator>
    <meta:creation-date>2017-12-19T12:34:02Z</meta:creation-date>
    <dc:date>2017-12-19T12:40:53Z</dc:date>
    <meta:editing-cycles>1</meta:editing-cycles>
    <meta:editing-duration>PT411S</meta:editing-duration>
    <meta:document-statistic meta:paragraph-count="0" meta:word-count="0"/>
  </office:meta>
</office:document-meta>
</file>